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center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Alpenüberquerung zu Fuß (working title)</text:span></text:p>
          </draw:text-box>
        </draw:frame>
        <draw:custom-shape draw:style-name="gr1" draw:text-style-name="P2" draw:layer="layout" svg:width="28cm" svg:height="2cm" svg:x="0cm" svg:y="1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19cm" svg:x2="28cm" svg:y2="19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w germany</meta:initial-creator>
    <meta:creation-date>2018-01-02T15:18:03</meta:creation-date>
    <meta:editing-duration>PT47M21S</meta:editing-duration>
    <meta:editing-cycles>5</meta:editing-cycles>
    <meta:generator>OpenOffice/4.1.2$Unix OpenOffice.org_project/412m3$Build-9782</meta:generator>
    <dc:date>2018-01-02T17:04:28</dc:date>
    <dc:creator>daw germany</dc:creator>
    <meta:document-statistic meta:object-count="26"/>
  </office:meta>
</office:document-meta>
</file>